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of Four</text:p>
          </table:table-cell>
          <table:table-cell office:value-type="string" calcext:value-type="string">
            <text:p>https://leetcode.com/problems/power-of-fou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1]/[.E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strac Product and Sum of Digits of a Number</text:p>
          </table:table-cell>
          <table:table-cell office:value-type="string" calcext:value-type="string">
            <text:p>https://leetcode.com/problems/subtract-the-product-and-sum-of-digits-of-an-integ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]/[.E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Two String Array are Equivalent</text:p>
          </table:table-cell>
          <table:table-cell office:value-type="string" calcext:value-type="string">
            <text:p>https://leetcode.com/problems/check-if-two-string-arrays-are-equivalent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um Nesting Depth of the Parentheses</text:p>
          </table:table-cell>
          <table:table-cell office:value-type="string" calcext:value-type="string">
            <text:p>https://leetcode.com/problems/maximum-nesting-depth-of-the-parenthes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6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21:02:02.21943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1-01-11T21:02:31.157035005</dc:date>
    <meta:editing-duration>P3DT6H49M35S</meta:editing-duration>
    <meta:editing-cycles>123</meta:editing-cycles>
    <meta:generator>LibreOffice/7.0.2.2$Linux_X86_64 LibreOffice_project/00$Build-2</meta:generator>
    <meta:document-statistic meta:table-count="1" meta:cell-count="557" meta:object-count="0"/>
  </office:meta>
</office:document-meta>
</file>